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ika" svg:font-family="Andika" style:font-pitch="variable"/>
    <style:font-face style:name="Book Antiqua" svg:font-family="'Book Antiqua'" style:font-family-generic="roman" style:font-pitch="variable"/>
    <style:font-face style:name="Book Antiqua1" svg:font-family="'Book Antiqua'" style:font-family-generic="swiss" style:font-pitch="variable"/>
    <style:font-face style:name="Book Antiqua2" svg:font-family="'Book Antiqua'" style:font-family-generic="modern" style:font-pitch="fixed"/>
    <style:font-face style:name="Book Antiqua3" svg:font-family="'Book Antiqua'" style:font-family-generic="system" style:font-pitch="variable"/>
    <style:font-face style:name="FiraCode Nerd Font" svg:font-family="'FiraCode Nerd Font'" style:font-pitch="variable"/>
    <style:font-face style:name="Kawkab Mono" svg:font-family="'Kawkab Mono'" style:font-pitch="fixed"/>
    <style:font-face style:name="Minera" svg:font-family="Minera" style:font-pitch="variable"/>
    <style:font-face style:name="Noto Kufi Arabic" svg:font-family="'Noto Kufi Arabic'" style:font-pitch="variable"/>
    <style:font-face style:name="OpenSymbol" svg:font-family="OpenSymbol" style:font-charset="x-symbol"/>
  </office:font-face-decls>
  <office:automatic-styles>
    <style:style style:name="P1" style:family="paragraph" style:parent-style-name="Standard">
      <style:paragraph-properties fo:text-align="end" style:justify-single-word="false" style:writing-mode="rl-tb"/>
    </style:style>
    <style:style style:name="P2" style:family="paragraph" style:parent-style-name="Standard" style:list-style-name="L79">
      <style:paragraph-properties fo:text-align="end" style:justify-single-word="false" style:writing-mode="rl-tb"/>
    </style:style>
    <style:style style:name="P3" style:family="paragraph" style:parent-style-name="Standard" style:list-style-name="L80">
      <style:paragraph-properties fo:text-align="end" style:justify-single-word="false" style:writing-mode="rl-tb"/>
      <style:text-properties officeooo:paragraph-rsid="0007e587"/>
    </style:style>
    <style:style style:name="P4" style:family="paragraph" style:parent-style-name="Standard" style:list-style-name="L80">
      <style:paragraph-properties fo:text-align="end" style:justify-single-word="false" style:writing-mode="rl-tb"/>
    </style:style>
    <style:style style:name="P5" style:family="paragraph" style:parent-style-name="Standard" style:list-style-name="L81" style:master-page-name="">
      <loext:graphic-properties draw:fill="none"/>
      <style:paragraph-properties fo:margin-left="0.9366in" fo:margin-right="0in" fo:text-align="end" style:justify-single-word="false" fo:text-indent="-0.25in" style:auto-text-indent="false" style:page-number="auto" fo:background-color="transparent" style:writing-mode="rl-tb"/>
      <style:text-properties officeooo:paragraph-rsid="00088111"/>
    </style:style>
    <style:style style:name="P6" style:family="paragraph" style:parent-style-name="Standard" style:list-style-name="L81">
      <loext:graphic-properties draw:fill="none"/>
      <style:paragraph-properties fo:margin-left="0.9366in" fo:margin-right="0in" fo:text-align="end" style:justify-single-word="false" fo:text-indent="-0.25in" style:auto-text-indent="false" fo:background-color="transparent" style:writing-mode="rl-tb"/>
      <style:text-properties officeooo:paragraph-rsid="00088111"/>
    </style:style>
    <style:style style:name="P7" style:family="paragraph" style:parent-style-name="Standard">
      <style:paragraph-properties fo:text-align="end" style:justify-single-word="false" style:writing-mode="rl-tb"/>
      <style:text-properties officeooo:paragraph-rsid="00088111"/>
    </style:style>
    <style:style style:name="P8" style:family="paragraph" style:parent-style-name="Standard" style:list-style-name="L82">
      <style:paragraph-properties fo:text-align="end" style:justify-single-word="false" style:writing-mode="rl-tb"/>
    </style:style>
    <style:style style:name="P9" style:family="paragraph" style:parent-style-name="Standard" style:list-style-name="L83">
      <style:paragraph-properties fo:text-align="end" style:justify-single-word="false" style:writing-mode="rl-tb"/>
    </style:style>
    <style:style style:name="P10" style:family="paragraph" style:parent-style-name="Standard" style:list-style-name="L84">
      <style:paragraph-properties fo:text-align="end" style:justify-single-word="false" style:writing-mode="rl-tb"/>
    </style:style>
    <style:style style:name="P11" style:family="paragraph" style:parent-style-name="Standard" style:list-style-name="L85">
      <style:paragraph-properties fo:text-align="end" style:justify-single-word="false" style:writing-mode="rl-tb"/>
    </style:style>
    <style:style style:name="P12" style:family="paragraph" style:parent-style-name="Standard">
      <style:paragraph-properties fo:text-align="end" style:justify-single-word="false" style:writing-mode="rl-tb"/>
      <style:text-properties style:font-name="Noto Kufi Arabic" officeooo:paragraph-rsid="0006be0a" style:font-name-asian="Noto Kufi Arabic" style:font-name-complex="Noto Kufi Arabic"/>
    </style:style>
    <style:style style:name="P13" style:family="paragraph" style:parent-style-name="Standard">
      <style:paragraph-properties fo:text-align="end" style:justify-single-word="false" style:writing-mode="rl-tb"/>
      <style:text-properties style:font-name="Noto Kufi Arabic" style:font-name-asian="Noto Kufi Arabic" style:font-name-complex="Noto Kufi Arabic"/>
    </style:style>
    <style:style style:name="P14" style:family="paragraph" style:parent-style-name="Standard">
      <style:paragraph-properties fo:text-align="end" style:justify-single-word="false" style:writing-mode="rl-tb"/>
      <style:text-properties style:font-name="Noto Kufi Arabic" officeooo:paragraph-rsid="0007e587" style:font-name-asian="Noto Kufi Arabic" style:font-name-complex="Noto Kufi Arabic"/>
    </style:style>
    <style:style style:name="P15" style:family="paragraph" style:parent-style-name="Standard">
      <style:paragraph-properties fo:text-align="end" style:justify-single-word="false" style:writing-mode="rl-tb"/>
      <style:text-properties style:font-name="Noto Kufi Arabic" officeooo:paragraph-rsid="00088111" style:font-name-asian="Noto Kufi Arabic" style:font-name-complex="Noto Kufi Arabic"/>
    </style:style>
    <style:style style:name="P16" style:family="paragraph" style:parent-style-name="Standard">
      <style:paragraph-properties fo:text-align="end" style:justify-single-word="false" style:writing-mode="rl-tb"/>
      <style:text-properties style:font-name="Noto Kufi Arabic" officeooo:paragraph-rsid="000c2e73" style:font-name-asian="Noto Kufi Arabic" style:font-name-complex="Noto Kufi Arabic"/>
    </style:style>
    <style:style style:name="P17" style:family="paragraph" style:parent-style-name="Standard" style:list-style-name="L86">
      <style:paragraph-properties fo:text-align="end" style:justify-single-word="false" style:writing-mode="rl-tb"/>
      <style:text-properties style:font-name="Noto Kufi Arabic" style:font-name-asian="Noto Kufi Arabic" style:font-name-complex="Noto Kufi Arabic"/>
    </style:style>
    <style:style style:name="P18" style:family="paragraph" style:parent-style-name="Standard">
      <style:paragraph-properties fo:text-align="end" style:justify-single-word="false" style:writing-mode="rl-tb"/>
      <style:text-properties style:font-name="Noto Kufi Arabic" officeooo:rsid="00088111" officeooo:paragraph-rsid="00088111" style:font-name-asian="Noto Kufi Arabic" style:font-name-complex="Noto Kufi Arabic"/>
    </style:style>
    <style:style style:name="P19" style:family="paragraph" style:parent-style-name="Standard">
      <style:paragraph-properties fo:text-align="end" style:justify-single-word="false" style:writing-mode="rl-tb"/>
      <style:text-properties style:font-name="Noto Kufi Arabic" fo:language="zxx" fo:country="none" style:font-name-asian="Noto Kufi Arabic" style:language-asian="zxx" style:country-asian="none" style:font-name-complex="Noto Kufi Arabic"/>
    </style:style>
    <style:style style:name="T1" style:family="text">
      <style:text-properties fo:color="#c9211e" loext:opacity="100%"/>
    </style:style>
    <style:style style:name="T2" style:family="text">
      <style:text-properties style:font-name="Noto Kufi Arabic" style:font-name-asian="Noto Kufi Arabic" style:font-name-complex="Noto Kufi Arabic"/>
    </style:style>
    <style:style style:name="T3" style:family="text">
      <style:text-properties style:font-name="Noto Kufi Arabic" officeooo:rsid="0007e587" style:font-name-asian="Noto Kufi Arabic" style:font-name-complex="Noto Kufi Arabic"/>
    </style:style>
    <style:style style:name="T4" style:family="text">
      <style:text-properties style:font-name="Noto Kufi Arabic" officeooo:rsid="00088111" style:font-name-asian="Noto Kufi Arabic" style:font-name-complex="Noto Kufi Arabic"/>
    </style:style>
    <style:style style:name="T5" style:family="text">
      <style:text-properties style:font-name="Noto Kufi Arabic" officeooo:rsid="00090a29" style:font-name-asian="Noto Kufi Arabic" style:font-name-complex="Noto Kufi Arabic"/>
    </style:style>
    <style:style style:name="T6" style:family="text">
      <style:text-properties fo:background-color="#ffff00" loext:char-shading-value="0"/>
    </style:style>
    <style:style style:name="T7" style:family="text">
      <style:text-properties fo:background-color="#ffff00" loext:char-shading-value="0"/>
    </style:style>
    <style:style style:name="T8" style:family="text">
      <style:text-properties officeooo:rsid="000b1fcd" fo:background-color="#ffff00" loext:char-shading-value="0"/>
    </style:style>
    <style:style style:name="T9" style:family="text">
      <style:text-properties officeooo:rsid="00088111"/>
    </style:style>
    <style:style style:name="T10" style:family="text">
      <style:text-properties officeooo:rsid="00090a29"/>
    </style:style>
    <style:style style:name="T11" style:family="text">
      <style:text-properties officeooo:rsid="0009ed10"/>
    </style:style>
    <style:style style:name="T12" style:family="text">
      <style:text-properties officeooo:rsid="000b1fcd"/>
    </style:style>
    <style:style style:name="T13" style:family="text">
      <style:text-properties officeooo:rsid="000c2e73"/>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3">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6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0">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1">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82">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w/index.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 text:c="4"/>1 تاريخهًا</text:p>
      <text:p text:style-name="P14"><text:s text:c="4"/>2 الأبحاث الحالية</text:p>
      <text:p text:style-name="P14"><text:s text:c="8"/>2.1 الطب الإشعاعي</text:p>
      <text:p text:style-name="P14"><text:s text:c="8"/>2.2 التطبيب عن بعد</text:p>
      <text:p text:style-name="P14"><text:s text:c="8"/>2.3 الصناعة</text:p>
      <text:p text:style-name="P14"><text:s text:c="12"/>2.3.1 مايكروسوفت</text:p>
      <text:p text:style-name="P14"><text:s text:c="12"/>2.3.2 جوجل</text:p>
      <text:p text:style-name="P14"><text:s text:c="4"/>3 في الصناعة</text:p>
      <text:p text:style-name="P14"><text:s text:c="4"/>4 الاستثمارات الحكومية</text:p>
      <text:p text:style-name="P14"><text:s text:c="4"/>5 انظر ايضا</text:p>
      <text:p text:style-name="P14"><text:s text:c="4"/>6 المراجع</text:p>
      <text:p text:style-name="P13"/>
      <text:p text:style-name="P13"/>
      <text:p text:style-name="P13">الذكاء الاصطناعي في المجال الصحي</text:p>
      <text:p text:style-name="P13"/>
      <text:p text:style-name="P13"/>
      <text:p text:style-name="P13">الذكاء الاصطناعي في المجال الصحي، هو مصطلح عام يعبر عن استخدام خوارزميات التعلم الآلي وبرامجه (أي الذكاء الاصطناعي) لمحاكاة الإدراك البشري في تحليل البيانات الطبية والصحية المعقدة إضافةً لتقديمها وفهمها. وعلى وجه التحديد، يعبر مصطلح الذكاء الاصطناعي عن قدرة خوارزميات الكمبيوتر على تقريب الاستنتاجات بناءً على البيانات المدخلة فقط.</text:p>
      <text:p text:style-name="P13"/>
      <text:p text:style-name="P12">تتميز تقنية الذكاء الاصطناعي عن التقنيات التقليدية المستخدمة في الرعاية الصحية بالقدرة على <text:span text:style-name="T1">جمع البيانات ومعالجتها وإعطاء نتائج واضحة</text:span> للمستخدم النهائي.</text:p>
      <text:p text:style-name="P12"><text:s/>يعتمد الذكاء الاصطناعي على خوارزميات التعلم الآلي والمتعمق للوصول إلى النتائج. يمكن لهذه الخوارزميات التعرف على أنماط السلوك، وتستطيع إنشاء تسلسل منطقي خاص بها. للحصول على رؤى وتوقعات مفيدة،</text:p>
      <text:p text:style-name="P12"><text:s/>يجب تدريب نماذج التعلم الآلي على التعامل مع كميات كبيرة من البيانات المدخلة. تتصرف </text:p>
      <text:p text:style-name="P12">خوارزميات الذكاء الاصطناعي بشكل مختلف عن البشر بطريقتين:</text:p>
      <text:p text:style-name="P12"/>
      <text:list xml:id="list515508961" text:style-name="L79">
        <text:list-item>
          <text:p text:style-name="P2"><text:soft-page-break/><text:span text:style-name="T2"><text:s text:c="2"/>الخوارزميات حرفية: بمجرد تحديد الهدف، تعتمد الخوارزميات على البيانات المدخلة حصرًا، ويمكنها فهم ما برمجت عليه فقط.</text:span></text:p>
          <text:p text:style-name="P2"><text:span text:style-name="T2"/></text:p>
        </text:list-item>
        <text:list-item>
          <text:p text:style-name="P2"><text:span text:style-name="T2"><text:s text:c="3"/>تمثل بعض خوارزميات التعلم العميق صناديق سوداء؛ إذ يمكن للخوارزميات أن تتنبأ بالنتيجة بدقة متناهية، ولكنها تقدم تفسيرًا ضئيلًا أو معدومًا للمنطق المستخدم في الوصول إليها، بصرف النظر عن البيانات المدخلة ونوع الخوارزمية المستخدم.</text:span></text:p>
        </text:list-item>
      </text:list>
      <text:p text:style-name="P1"><text:span text:style-name="T2"/></text:p>
      <text:p text:style-name="P14">تعمل تطبيقات الذكاء الاصطناعي المتعلقة بالصحة بشكل رئيسي على تحليل علاقة أساليب الوقاية أو العلاج مع النتائج التي يبديها المرضى. تساعد برامج الذكاء الاصطناعي في عملية التشخيص، وتساهم في تحسين الخطط العلاجية وتطوير الأدوية ومراقبة المريض ورعايته، كما تستخدم في مجال الطب الشخصي الموجه. يمكن أيضًا استخدام خوارزميات الذكاء الاصطناعي لتحليل كميات كبيرة من البيانات بالاعتماد على السجلات الصحية الإلكترونية للوقاية من الأمراض وتشخيصها.</text:p>
      <text:p text:style-name="P14"><text:s/>طورت بعض المؤسسات الطبية خوارزميات الذكاء الاصطناعي لتستخدمها في أقسامها، </text:p>
      <text:p text:style-name="P14"><text:s/>طورت شركات التكنولوجيا الكبيرة، كآي بي إم وجوجل مثلًا، خوارزميات الذكاء الاصطناعي لتستخدمها في مجال الرعاية الصحية أيضًا.<text:span text:style-name="T7"> تتطلع المستشفيات إلى استخدام برامج الذكاء الاصطناعي، لدعم المبادرات التنفيذية التي ستوفر الكثير من التكاليف وتزيد رضا المرضى وتلبي احتياجات الموظفين والقوى العاملة</text:span>.</text:p>
      <text:p text:style-name="P14"><text:s/>تستثمر حكومة الولايات المتحدة حاليًا مليارات الدولارات لتطوير الذكاء الاصطناعي في مجال الرعاية الصحية. تعمل الشركات على تطوير تقنيات تساعد مديري الرعاية الصحية في تحسين عملهم عبر تحسين إدارة الاستخدام و<text:span text:style-name="T7">تقليل معدل انتظار المرضى المقبولين في الإسعاف</text:span> –لعدم توفر أسرة- وتخفيض مدة إقامتهم في المشفى وتحديد العدد الأمثل للموظفين.</text:p>
      <text:p text:style-name="P13"/>
      <text:p text:style-name="P13">يعتبر الاستخدام المكثف للذكاء الاصطناعي في المجال الصحي أمر جديد نسبيًا، و<text:span text:style-name="T7">لهذا توجد عدة مخاوف أخلاقية جديدة تتعلق باستخدامه، كخصوصية البيانات وسيطرة الآلات على فرص العمل وانحيازات التشابه</text:span>.</text:p>
      <text:p text:style-name="P13"/>
      <text:p text:style-name="P13"/>
      <text:p text:style-name="P13">تاريخهًا</text:p>
      <text:list xml:id="list115174462" text:style-name="L80">
        <text:list-item>
          <text:p text:style-name="P3"><text:soft-page-break/><text:span text:style-name="T2">الابحاث في الستينات والسبعينات انتجت أول برنامج لحل المسائل Dendral </text:span><text:span text:style-name="T3">وخصوصا</text:span><text:span text:style-name="T2"> الكيمياء الحيوية، قدم Dendral </text:span><text:span text:style-name="T3">ا</text:span><text:span text:style-name="T2">ساسيات النظام الذي تبعه </text:span><text:span text:style-name="T3">برنامج</text:span><text:span text:style-name="T2"> <text:s text:c="2"/>MYCIN ، الذي يعتبر أحد أهم تطبيقات الذكاء الاصطناعي في الطب.</text:span></text:p>
        </text:list-item>
        <text:list-item>
          <text:p text:style-name="P4"><text:span text:style-name="T2">التطور الطبي والتقني </text:span><text:span text:style-name="T4">الهائل في السنوات الاخيرة اتا</text:span><text:span text:style-name="T2">اح </text:span><text:span text:style-name="T3">الفرصة لت</text:span><text:span text:style-name="T2">طور تطبيقات الذكاء الاصطناعي </text:span><text:span text:style-name="T3">في</text:span><text:span text:style-name="T2"> المجال الطب </text:span><text:span text:style-name="T4">خصوصا, </text:span><text:span text:style-name="T2">مما أدى إلى تجميع وتحليل اسرع للبيانات:</text:span></text:p>
        </text:list-item>
      </text:list>
      <text:list xml:id="list314219123" text:style-name="L81">
        <text:list-item>
          <text:p text:style-name="P5"><text:span text:style-name="T3">ب</text:span><text:span text:style-name="T2">زيادة حجم البيانات الطبية وسهولة الوصول اليها من اجهزة شخصية وطبية.</text:span></text:p>
        </text:list-item>
        <text:list-item>
          <text:p text:style-name="P6"><text:span text:style-name="T2">زيادة قواعد البيانات المتعلقة بالتسلسل الجينومي.</text:span></text:p>
        </text:list-item>
        <text:list-item>
          <text:p text:style-name="P6"><text:span text:style-name="T2">انتشار تطبيق انظمة السجلات الصحية الالكترونية.</text:span></text:p>
        </text:list-item>
        <text:list-item>
          <text:p text:style-name="P6"><text:span text:style-name="T2">تحسن معالجات اللغة الطبيعية والرؤية الحاسوبية مما أدى إلى تطوير تعلم الآلة .</text:span></text:p>
        </text:list-item>
        <text:list-item>
          <text:p text:style-name="P6"><text:span text:style-name="T2">تحسن دقة العمليات الجراحية.</text:span></text:p>
        </text:list-item>
      </text:list>
      <text:p text:style-name="P7"><text:span text:style-name="T2"/></text:p>
      <text:list xml:id="list955006781" text:style-name="L82">
        <text:list-item>
          <text:p text:style-name="P8"><text:span text:style-name="T2">الأبحاث الحالية</text:span></text:p>
        </text:list-item>
      </text:list>
      <text:p text:style-name="P15">ارتفاع عدد الأبحاث المتعلقة بالذكاء الاصطناعي <text:span text:style-name="T9">خصوصا في</text:span> مجال الطب الإشعاعي.</text:p>
      <text:p text:style-name="P15"/>
      <text:p text:style-name="P13">………..القدرة على تحليل نتائج الأشعة <text:s/><text:span text:style-name="T9">بواسطة برامج الذكاء الاصطناعي ف</text:span>قد <text:span text:style-name="T9">اصبح </text:span><text:s/>الأطباء <text:span text:style-name="T9">قادرين على</text:span> ملاحظة أدق التفاصيل والتغييرات في الأشعة التي من الممكن ألا يلاحظوها <text:span text:style-name="T9">نتيجة ل</text:span>دراسة متعلقة بالذكاء الاصطناعي ساعدت في الطب الإشعاعي <text:span text:style-name="T9">و</text:span>هي دراسة ستانفورد والتي نتج عنها خوارزمية يمكنها الكشف عن الالتهاب الرئوي بطريقة أفضل من مختصي الأشعة.</text:p>
      <text:list xml:id="list3758719790" text:style-name="L83">
        <text:list-item>
          <text:p text:style-name="P9"><text:span text:style-name="T2">التطبيب عن بعد</text:span></text:p>
        </text:list-item>
      </text:list>
      <text:p text:style-name="P13">زيادة التوجه للتطبيب عن بعد رفع من قيمة وتطبيقات الذكاء الاصطناعي ومجالاته.</text:p>
      <text:p text:style-name="P13"/>
      <text:p text:style-name="P15">القدرة على مراقبة المرضى بواسطة الذكاء الاصطناعي قد يسمح بنقل بيانات المريض للطبيب في حال حصول أي نشاط في مرض ما عند المريض.</text:p>
      <text:p text:style-name="P15"><text:s/>استخدام جهاز من الممكن أن يرتديه المريض قد يسمح بمراقبة متواصلة ومستمرة لحالته الصحية ومراقبة أي تغيرات في حالته والتي قد تكون أحيانًا أدق من أن يلاحظها الإنسان.</text:p>
      <text:list xml:id="list1167011925" text:style-name="L84">
        <text:list-item>
          <text:p text:style-name="P10"><text:span text:style-name="T2">الصناعة</text:span></text:p>
        </text:list-item>
      </text:list>
      <text:p text:style-name="P18">دخول عمالقة التكنولوديا لميدان الطبي:</text:p>
      <text:p text:style-name="P13">مايكروسوفت</text:p>
      <text:p text:style-name="P15"><text:soft-page-break/><text:s/>مشروع هانوفر من مايكروسوفت بالتعاون مع مركز السرطان التابع لجامعة اوريجون للصحة والعلوم،</text:p>
      <text:p text:style-name="P15"><text:s/>ي<text:span text:style-name="T7">حلل الأبحاث الطبية لتوقع خيارات علاج السرطان الأكثر تأثيرًا على المرضى</text:span>. <text:span text:style-name="T7">هناك أيضًا مشاريع أخرى تتضمن تحليل صور الأورام وملاحظة تطورها.</text:span></text:p>
      <text:p text:style-name="P13">جوجل</text:p>
      <text:p text:style-name="P13">منصة <text:s text:c="2"/>google deep mind يستخدم في الخدمات الصحية الوطنية للمملكة المتحد<text:span text:style-name="T7">ة للكشف عن الأخطار الصحية المحتملة عن طريق جمع البيانات من تطبيق على الجوال</text:span>. هناك أيضًا مشروع آخر يتضمن <text:span text:style-name="T7">تحليل صور الأشعة التي يتم جمعها في الخدمات الصحية الوطنية للكشف عن الأنسجة المسرطنة.</text:span></text:p>
      <text:list xml:id="list3282870721" text:style-name="L85">
        <text:list-item>
          <text:p text:style-name="P11"><text:span text:style-name="T5">مستقبلا</text:span></text:p>
        </text:list-item>
      </text:list>
      <text:p text:style-name="P13">إيلون ماسك يقدم العرض الأول للروبوت الجراحي المستخدم لزرع شريحة نورالينك الدماغية.</text:p>
      <text:p text:style-name="P13"/>
      <text:p text:style-name="P13">يسمح د<text:span text:style-name="T11">خول</text:span> شركات <text:span text:style-name="T11">التكنولوجيا</text:span> الكبيرة بإمكانية الوصول إلى كمية أكبر من البيانات الصحية، وهذا ما يضع الأساس لعمل خوارزميات الذكاء الاصطناعي.</text:p>
      <text:p text:style-name="P13"/>
      <text:p text:style-name="P13"><text:span text:style-name="T8">لان</text:span><text:span text:style-name="T7"> خوارزميات التعلم الآلي توفر نتائج وحلول أكثر واقعية كلما زاد عدد البيانات المجموعة</text:span>.<text:span text:style-name="T12">وهدا ما تملكه تملكه هده الشركات سواءا </text:span><text:s/>البيانات الضخمة, تقييم البيانات وتخزينها وإدارتها وتحليلها.</text:p>
      <text:p text:style-name="P13"/>
      <text:p text:style-name="P13">سنذكر هنا بعض الشركات الكبيرة التي طورت خوارزميات الذكاء الاصطناعي لاستخدامها في مجال الرعاية الصحية:</text:p>
      <text:p text:style-name="P13"/>
      <text:p text:style-name="P16"><text:s text:c="4"/>طورت شركة آي بي إم <text:s/>:للسرطان <text:s/>لعلاج الأمراض المزمنة، <text:s/>تحسين الرعاية الصحية.</text:p>
      <text:p text:style-name="P16"/>
      <text:p text:style-name="P16"><text:s text:c="2"/>مايكروسوفت </text:p>
      <text:p text:style-name="P16"><text:s/>للتنبؤ بخيارات دوائية أكثر فعالية. </text:p>
      <text:p text:style-name="P16">تتضمن المشاريع الأخرى تحليل الصور الطبية لتطور الورم وتطوير خلايا قابلة للبرمجة.</text:p>
      <text:p text:style-name="P13"><text:soft-page-break/>جوجل، لاكتشاف بعض المخاطر الصحية باستخدام البيانات المجموعة عبر تطبيق على الهاتف المحمول. يعمل مشروع آخر على تحليل صور طبية تعود لمرضى المؤسسة، بهدف تطوير خوارزميات تكشف الأنسجة السرطانية.</text:p>
      <text:p text:style-name="P13"/>
      <text:list xml:id="list972715327" text:style-name="L86">
        <text:list-item>
          <text:p text:style-name="P17">تستخدم تطبيقات الاستشارات الرقمية الذكاء الاصطناعي لتقديم الاستشارات الطبية بناءً على التاريخ الطبي الشخصي والمعرفة الطبية الشائعة، كخدمة جي بي أت هاند من شركة بابليون هيلث وآدا هيلث ودكتور يو لعلي هيلث وكير إكسبرت ويور. م د. للحصول على الاستشارة، يسجل المستخدمون أعراضهم في التطبيق الذي يتعرف على الكلام ويقارن المعلومات المدخلة بقاعدة بيانات الأمراض. يقدم بابليون إثر ذلك الإجراء الموصى به بحسب الحالة</text:p>
        </text:list-item>
      </text:list>
      <text:p text:style-name="P13"/>
      <text:p text:style-name="P13"/>
      <text:list xml:id="list222019144413300" text:continue-numbering="true" text:style-name="L86">
        <text:list-item>
          <text:p text:style-name="P17">طورت شركة هابتك الهندية الناشئة مؤخرًا <text:span text:style-name="T7">بوت</text:span> دردشة على برنامج واتساب ليجيب على الأسئلة المرتبطة بفيروس كورونا القاتل في الهند.</text:p>
        </text:list-item>
      </text:list>
      <text:p text:style-name="P13"/>
      <text:p text:style-name="P13">تمتلك شركات التكنولوجيا الكبيرة، مثل آبل وجوجل وأمازون وبايدو، أقسام أبحاث ذكاء اصطناعي خاصة بها، </text:p>
      <text:p text:style-name="P13"/>
      <text:p text:style-name="P13">الاستثمارات من الحكومة الأمريكية في المبادرات الصحية المعتمدة على الذكاء الاصطناعي تساوي تقريبا 1.2 بليون دولار أمريكي موزعة على مركزين مختصين كميزانية.</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ika" svg:font-family="Andika" style:font-pitch="variable"/>
    <style:font-face style:name="Book Antiqua" svg:font-family="'Book Antiqua'" style:font-family-generic="roman" style:font-pitch="variable"/>
    <style:font-face style:name="Book Antiqua1" svg:font-family="'Book Antiqua'" style:font-family-generic="swiss" style:font-pitch="variable"/>
    <style:font-face style:name="Book Antiqua2" svg:font-family="'Book Antiqua'" style:font-family-generic="modern" style:font-pitch="fixed"/>
    <style:font-face style:name="Book Antiqua3" svg:font-family="'Book Antiqua'" style:font-family-generic="system" style:font-pitch="variable"/>
    <style:font-face style:name="FiraCode Nerd Font" svg:font-family="'FiraCode Nerd Font'" style:font-pitch="variable"/>
    <style:font-face style:name="Kawkab Mono" svg:font-family="'Kawkab Mono'" style:font-pitch="fixed"/>
    <style:font-face style:name="Minera" svg:font-family="Minera" style:font-pitch="variable"/>
    <style:font-face style:name="Noto Kufi Arabic" svg:font-family="'Noto Kufi Arabic'"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Book Antiqua" fo:font-size="12pt" fo:language="en" fo:country="US" style:letter-kerning="true" style:font-name-asian="Book Antiqua3" style:font-size-asian="10.5pt" style:language-asian="zh" style:country-asian="CN" style:font-name-complex="Book Antiqua3" style:font-size-complex="12pt" style:language-complex="ar" style:country-complex="MA"/>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Book Antiqua" fo:font-size="12pt" fo:language="en" fo:country="US" style:letter-kerning="true" style:font-name-asian="Book Antiqua3" style:font-size-asian="10.5pt" style:language-asian="zh" style:country-asian="CN" style:font-name-complex="Book Antiqua3" style:font-size-complex="12pt" style:language-complex="ar" style:country-complex="M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Book Antiqua1" fo:font-family="'Book Antiqua'" style:font-family-generic="swiss" style:font-pitch="variable" fo:font-size="14pt" style:font-name-asian="Book Antiqua3" style:font-family-asian="'Book Antiqua'" style:font-family-generic-asian="system" style:font-pitch-asian="variable" style:font-size-asian="14pt" style:font-name-complex="Book Antiqua3" style:font-family-complex="'Book Antiqu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Book Antiqua" fo:font-family="'Book Antiqua'" style:font-family-generic="roman" style:font-pitch="variable" fo:font-size="24pt" fo:font-weight="bold" style:font-name-asian="Book Antiqua3" style:font-family-asian="'Book Antiqua'" style:font-family-generic-asian="system" style:font-pitch-asian="variable" style:font-size-asian="24pt" style:font-weight-asian="bold" style:font-name-complex="Book Antiqua3" style:font-family-complex="'Book Antiqu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Book Antiqua" fo:font-family="'Book Antiqua'" style:font-family-generic="roman" style:font-pitch="variable" fo:font-size="18pt" fo:font-weight="bold" style:font-name-asian="Book Antiqua3" style:font-family-asian="'Book Antiqua'" style:font-family-generic-asian="system" style:font-pitch-asian="variable" style:font-size-asian="18pt" style:font-weight-asian="bold" style:font-name-complex="Book Antiqua3" style:font-family-complex="'Book Antiqu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Book Antiqua" fo:font-family="'Book Antiqua'" style:font-family-generic="roman" style:font-pitch="variable" fo:font-size="14pt" fo:font-weight="bold" style:font-name-asian="Book Antiqua3" style:font-family-asian="'Book Antiqua'" style:font-family-generic-asian="system" style:font-pitch-asian="variable" style:font-size-asian="14pt" style:font-weight-asian="bold" style:font-name-complex="Book Antiqua3" style:font-family-complex="'Book Antiqu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Book Antiqua" fo:font-family="'Book Antiqua'" style:font-family-generic="roman" style:font-pitch="variable" fo:font-size="12pt" fo:font-weight="bold" style:font-name-asian="Book Antiqua3" style:font-family-asian="'Book Antiqua'" style:font-family-generic-asian="system" style:font-pitch-asian="variable" style:font-size-asian="12pt" style:font-weight-asian="bold" style:font-name-complex="Book Antiqua3" style:font-family-complex="'Book Antiqua'"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itation" style:family="text">
      <style:text-properties fo:font-style="italic" style:font-style-asian="italic" style:font-style-complex="italic"/>
    </style:style>
    <style:style style:name="Source_20_Text" style:display-name="Source Text" style:family="text">
      <style:text-properties style:font-name="Book Antiqua2" fo:font-family="'Book Antiqua'" style:font-family-generic="modern" style:font-pitch="fixed" style:font-name-asian="Book Antiqua2" style:font-family-asian="'Book Antiqua'" style:font-family-generic-asian="modern" style:font-pitch-asian="fixed" style:font-name-complex="Book Antiqua2" style:font-family-complex="'Book Antiqua'"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01P0" style:volatile="true">
      <number:currency-symbol number:language="en" number:country="US">$</number:currency-symbol>
      <number:number number:decimal-places="0" number:min-decimal-places="0" number:min-integer-digits="1" number:grouping="true"/>
    </number:currency-style>
    <number:currency-style style:name="N101">
      <number:text>-</number:text>
      <number:currency-symbol number:language="en" number:country="US">$</number:currency-symbol>
      <number:number number:decimal-places="0" number:min-decimal-places="0" number:min-integer-digits="1" number:grouping="true"/>
      <style:map style:condition="value()&gt;=0" style:apply-style-name="N101P0"/>
    </number:currency-style>
    <number:currency-style style:name="N102P0" style:volatile="true">
      <number:currency-symbol number:language="en" number:country="US">$</number:currency-symbol>
      <number:number number:decimal-places="2" number:min-decimal-places="2" number:min-integer-digits="1" number:grouping="true"/>
    </number:currency-style>
    <number:currency-style style:name="N102">
      <number:text>-</number:text>
      <number:currency-symbol number:language="en" number:country="US">$</number:currency-symbol>
      <number:number number:decimal-places="2" number:min-decimal-places="2" number:min-integer-digits="1" number:grouping="true"/>
      <style:map style:condition="value()&gt;=0" style:apply-style-name="N102P0"/>
    </number:currency-style>
    <number:currency-style style:name="N103P0" style:volatile="true">
      <number:currency-symbol number:language="en" number:country="US">$</number:currency-symbol>
      <number:number number:decimal-places="0" number:min-decimal-places="0" number:min-integer-digits="1" number:grouping="true"/>
    </number:currency-style>
    <number:currency-style style:name="N103">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03P0"/>
    </number:currency-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currency-style style:name="N105P0" style:volatile="true">
      <number:currency-symbol number:language="en" number:country="US">$</number:currency-symbol>
      <number:number number:decimal-places="2" number:min-decimal-places="0" number:min-integer-digits="1" number:decimal-replacement="--" number:grouping="true"/>
    </number:currency-style>
    <number:currency-style style:name="N105">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05P0"/>
    </number:currency-style>
    <number:number-style style:name="N106P0" style:volatile="true">
      <number:number number:decimal-places="0" number:min-decimal-places="0" number:min-integer-digits="1" number:grouping="true"/>
      <number:text> </number:text>
    </number:number-style>
    <number:number-style style:name="N106">
      <number:text>(</number:text>
      <number:number number:decimal-places="0" number:min-decimal-places="0" number:min-integer-digits="1" number:grouping="true"/>
      <number:text>)</number:text>
      <style:map style:condition="value()&gt;=0" style:apply-style-name="N106P0"/>
    </number:number-style>
    <number:number-style style:name="N107P0" style:volatile="true">
      <number:number number:decimal-places="2" number:min-decimal-places="2" number:min-integer-digits="1" number:grouping="true"/>
      <number:text> </number:text>
    </number:number-style>
    <number:number-style style:name="N107">
      <number:text>(</number:text>
      <number:number number:decimal-places="2" number:min-decimal-places="2" number:min-integer-digits="1" number:grouping="true"/>
      <number:text>)</number:text>
      <style:map style:condition="value()&gt;=0" style:apply-style-name="N107P0"/>
    </number:number-style>
    <number:number-style style:name="N108">
      <number:scientific-number number:decimal-places="2" number:min-decimal-places="2" number:min-integer-digits="1" number:min-exponent-digits="2" number:exponent-interval="3" number:forced-exponent-sign="true"/>
    </number:number-style>
    <number:currency-style style:name="N109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09">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09P0"/>
    </number:currency-style>
    <number:currency-style style:name="N110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0">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0P0"/>
    </number:currency-style>
    <number:date-style style:name="N111">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1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15">
      <number:day number:calendar="jewish"/>
      <number:text> </number:text>
      <number:month number:calendar="jewish" number:style="long" number:textual="true"/>
      <number:text> </number:text>
      <number:year number:calendar="jewish" number:style="long"/>
    </number:date-style>
    <number:date-style style:name="N116">
      <number:month number:calendar="jewish" number:style="long" number:textual="true"/>
      <number:text> </number:text>
      <number:day number:calendar="jewish"/>
      <number:text> </number:text>
      <number:year number:calendar="jewish" number:style="long"/>
    </number:date-style>
    <number:date-style style:name="N117">
      <number:day number:calendar="jewish"/>
      <number:text> </number:text>
      <number:month number:calendar="jewish" number:style="long" number:textual="true"/>
    </number:date-style>
    <number:date-style style:name="N118">
      <number:month number:calendar="jewish" number:style="long" number:textual="true"/>
      <number:text> </number:text>
      <number:day number:calendar="jewish"/>
    </number:date-style>
    <number:date-style style:name="N119">
      <number:month number:calendar="jewish" number:style="long" number:textual="true"/>
      <number:text> </number:text>
      <number:year number:calendar="jewish" number:style="long"/>
    </number:date-style>
    <number:date-style style:name="N120">
      <number:month number:calendar="jewish" number:style="long" number:textual="true"/>
    </number:date-styl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5T21:31:26.785928825</meta:creation-date>
    <meta:generator>LibreOffice/7.2.3.2$Linux_X86_64 LibreOffice_project/20$Build-2</meta:generator>
    <dc:date>2022-04-15T22:20:18.066673125</dc:date>
    <meta:editing-duration>PT16M33S</meta:editing-duration>
    <meta:editing-cycles>7</meta:editing-cycles>
    <meta:document-statistic meta:table-count="0" meta:image-count="0" meta:object-count="0" meta:page-count="5" meta:paragraph-count="61" meta:word-count="981" meta:character-count="6364" meta:non-whitespace-character-count="5352"/>
  </office:meta>
</office:document-meta>
</file>